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>
        <style:tab-stops/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normal" officeooo:paragraph-rsid="00105a6c" style:font-weight-asian="normal" style:font-weight-complex="normal"/>
    </style:style>
    <style:style style:name="P6" style:family="paragraph" style:parent-style-name="Standard">
      <style:text-properties fo:font-weight="bold" officeooo:paragraph-rsid="00105a6c" style:font-weight-asian="bold" style:font-weight-complex="bold"/>
    </style:style>
    <style:style style:name="T1" style:family="text">
      <style:text-properties officeooo:rsid="00105a6c"/>
    </style:style>
    <style:style style:name="T2" style:family="text">
      <style:text-properties fo:font-weight="bold" officeooo:rsid="00105a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leriker</text:p>
      <text:p text:style-name="P2">Gelb.</text:p>
      <text:p text:style-name="P2">FFFF00</text:p>
      <text:p text:style-name="P1"/>
      <text:p text:style-name="P1">Nekromant</text:p>
      <text:p text:style-name="P2">Dunkelgrau, schwarz.</text:p>
      <text:p text:style-name="P2">A9A9A9 oder 000000</text:p>
      <text:p text:style-name="P1"/>
      <text:p text:style-name="P6"><text:span text:style-name="T1">Druide</text:span></text:p>
      <text:p text:style-name="Standard">Schwarzbraun.</text:p>
      <text:p text:style-name="Standard"><text:a xlink:type="simple" xlink:href="" text:style-name="Internet_20_link" text:visited-style-name="Visited_20_Internet_20_Link">553A26</text:a></text:p>
      <text:p text:style-name="P1"/>
      <text:p text:style-name="P1">Ritter</text:p>
      <text:p text:style-name="P2">Lila.</text:p>
      <text:p text:style-name="P2">9D20F0</text:p>
      <text:p text:style-name="P1"/>
      <text:p text:style-name="P1">Drachentöter</text:p>
      <text:p text:style-name="P2">Rot.</text:p>
      <text:p text:style-name="P2">FF0000</text:p>
      <text:p text:style-name="P1"/>
      <text:p text:style-name="P1">Waldläufer</text:p>
      <text:p text:style-name="P2">Grün.</text:p>
      <text:p text:style-name="P2">00FF00</text:p>
      <text:p text:style-name="P1"/>
      <text:p text:style-name="P1">Elementarmagier</text:p>
      <text:p text:style-name="P2">Unterschiedlich, je nach Element.</text:p>
      <text:p text:style-name="P2">Feuer: Rot</text:p>
      <text:p text:style-name="P2">Licht: Gelb</text:p>
      <text:p text:style-name="P2">Natur: Grün</text:p>
      <text:p text:style-name="P2">Erde: Braun</text:p>
      <text:p text:style-name="P2">Wasser/Wetter: Blau</text:p>
      <text:p text:style-name="P2">Wind: Weiß</text:p>
      <text:p text:style-name="P2"/>
      <text:p text:style-name="P6">Astralwandler</text:p>
      <text:p text:style-name="P5">Hellgrau, weiß.</text:p>
      <text:p text:style-name="P5">D3D3D3 oder FFFFFF</text:p>
      <text:p text:style-name="P1"/>
      <text:p text:style-name="P1">Illusionist</text:p>
      <text:p text:style-name="P2">Türkis.</text:p>
      <text:p text:style-name="P2">40E0D0</text:p>
      <text:p text:style-name="P1"/>
      <text:p text:style-name="P1">Zauberer</text:p>
      <text:p text:style-name="P3">Blau.</text:p>
      <text:p text:style-name="P3">0000F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Bitstream Vera Sans" style:font-size-asian="12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amino Dauth</meta:initial-creator>
    <meta:creation-date>2010-04-09T15:49:01</meta:creation-date>
    <meta:generator>OpenOffice.org/3.2$Linux OpenOffice.org_project/320m19$Build-9505</meta:generator>
    <dc:date>2011-03-01T20:00:07</dc:date>
    <dc:creator>Tamino Dauth</dc:creator>
    <meta:editing-duration>PT00H54M44S</meta:editing-duration>
    <meta:editing-cycles>14</meta:editing-cycles>
    <meta:document-statistic meta:table-count="0" meta:image-count="0" meta:object-count="0" meta:page-count="1" meta:paragraph-count="35" meta:word-count="50" meta:character-count="360"/>
  </office:meta>
</office:document-meta>
</file>